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.392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111cm"/>
    </style:style>
    <style:style style:name="Table1.C" style:family="table-column">
      <style:table-column-properties style:column-width="0.9cm"/>
    </style:style>
    <style:style style:name="Table1.D" style:family="table-column">
      <style:table-column-properties style:column-width="1.0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191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0.979cm"/>
    </style:style>
    <style:style style:name="Table2.C" style:family="table-column">
      <style:table-column-properties style:column-width="0.926cm"/>
    </style:style>
    <style:style style:name="Table2.D" style:family="table-column">
      <style:table-column-properties style:column-width="0.9cm"/>
    </style:style>
    <style:style style:name="Table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71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1.005cm"/>
    </style:style>
    <style:style style:name="Table3.D" style:family="table-column">
      <style:table-column-properties style:column-width="1.11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604cm" table:align="left"/>
    </style:style>
    <style:style style:name="Table4.A" style:family="table-column">
      <style:table-column-properties style:column-width="2.355cm"/>
    </style:style>
    <style:style style:name="Table4.B" style:family="table-column">
      <style:table-column-properties style:column-width="1.535cm"/>
    </style:style>
    <style:style style:name="Table4.C" style:family="table-column">
      <style:table-column-properties style:column-width="1.111cm"/>
    </style:style>
    <style:style style:name="Table4.D" style:family="table-column">
      <style:table-column-properties style:column-width="1.191cm"/>
    </style:style>
    <style:style style:name="Table4.F" style:family="table-column">
      <style:table-column-properties style:column-width="1.296cm"/>
    </style:style>
    <style:style style:name="Table4.G" style:family="table-column">
      <style:table-column-properties style:column-width="1.005cm"/>
    </style:style>
    <style:style style:name="Table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fo:language="en" fo:country="US" officeooo:rsid="000dcaea" officeooo:paragraph-rsid="000dcaea"/>
    </style:style>
    <style:style style:name="P2" style:family="paragraph" style:parent-style-name="Text_20_body" style:list-style-name="L1">
      <style:paragraph-properties fo:text-align="start" style:justify-single-word="false"/>
      <style:text-properties fo:language="en" fo:country="US" officeooo:rsid="000dcaea" officeooo:paragraph-rsid="000dcaea"/>
    </style:style>
    <style:style style:name="P3" style:family="paragraph" style:parent-style-name="Text_20_body" style:list-style-name="L1">
      <style:text-properties fo:language="en" fo:country="US" officeooo:rsid="000ff2dd" officeooo:paragraph-rsid="000ff2dd"/>
    </style:style>
    <style:style style:name="P4" style:family="paragraph" style:parent-style-name="Text_20_body" style:list-style-name="L1">
      <style:paragraph-properties fo:text-align="start" style:justify-single-word="false"/>
      <style:text-properties fo:language="en" fo:country="US" officeooo:rsid="000ff2dd" officeooo:paragraph-rsid="000ff2dd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en" fo:country="US" officeooo:rsid="001016c2" officeooo:paragraph-rsid="001016c2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en" fo:country="US" officeooo:rsid="001016c2" officeooo:paragraph-rsid="001019c3"/>
    </style:style>
    <style:style style:name="P7" style:family="paragraph" style:parent-style-name="Text_20_body" style:list-style-name="L1">
      <style:paragraph-properties fo:text-align="start" style:justify-single-word="false"/>
      <style:text-properties fo:language="en" fo:country="US" officeooo:rsid="00101b0c" officeooo:paragraph-rsid="0011c04d"/>
    </style:style>
    <style:style style:name="P8" style:family="paragraph" style:parent-style-name="Text_20_body" style:list-style-name="L1">
      <style:paragraph-properties fo:text-align="start" style:justify-single-word="false"/>
      <style:text-properties fo:language="en" fo:country="US" officeooo:rsid="00104234" officeooo:paragraph-rsid="00104234"/>
    </style:style>
    <style:style style:name="P9" style:family="paragraph" style:parent-style-name="Text_20_body" style:list-style-name="L1">
      <style:paragraph-properties fo:text-align="start" style:justify-single-word="false"/>
      <style:text-properties fo:language="en" fo:country="US" officeooo:rsid="0011c04d" officeooo:paragraph-rsid="0011c04d"/>
    </style:style>
    <style:style style:name="P10" style:family="paragraph" style:parent-style-name="Text_20_body" style:list-style-name="L3">
      <style:text-properties officeooo:rsid="0014146a" officeooo:paragraph-rsid="0014146a"/>
    </style:style>
    <style:style style:name="P11" style:family="paragraph" style:parent-style-name="Text_20_body" style:list-style-name="L5">
      <style:text-properties officeooo:rsid="0014146a" officeooo:paragraph-rsid="0014146a"/>
    </style:style>
    <style:style style:name="P12" style:family="paragraph" style:parent-style-name="Text_20_body">
      <style:text-properties officeooo:paragraph-rsid="0014146a"/>
    </style:style>
    <style:style style:name="P13" style:family="paragraph" style:parent-style-name="Standard">
      <style:text-properties officeooo:paragraph-rsid="0014146a"/>
    </style:style>
    <style:style style:name="P14" style:family="paragraph" style:parent-style-name="Standard">
      <style:text-properties officeooo:paragraph-rsid="00171bba"/>
    </style:style>
    <style:style style:name="P15" style:family="paragraph" style:parent-style-name="Title">
      <style:text-properties fo:language="en" fo:country="US" officeooo:rsid="000dcaea" officeooo:paragraph-rsid="000dcaea"/>
    </style:style>
    <style:style style:name="P16" style:family="paragraph" style:parent-style-name="Table_20_Contents">
      <style:text-properties officeooo:rsid="0014146a" officeooo:paragraph-rsid="0014146a"/>
    </style:style>
    <style:style style:name="P17" style:family="paragraph" style:parent-style-name="Table_20_Contents">
      <style:paragraph-properties fo:text-align="start" style:justify-single-word="false"/>
      <style:text-properties officeooo:rsid="0014146a" officeooo:paragraph-rsid="0014146a"/>
    </style:style>
    <style:style style:name="P18" style:family="paragraph" style:parent-style-name="Table_20_Contents">
      <style:paragraph-properties fo:text-align="start" style:justify-single-word="false"/>
      <style:text-properties officeooo:rsid="0014146a" officeooo:paragraph-rsid="00171bba"/>
    </style:style>
    <style:style style:name="P19" style:family="paragraph" style:parent-style-name="Table_20_Contents">
      <style:text-properties officeooo:rsid="0014146a" officeooo:paragraph-rsid="00171bba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14146a"/>
    </style:style>
    <style:style style:name="P22" style:family="paragraph" style:parent-style-name="Table_20_Contents">
      <style:paragraph-properties fo:text-align="start" style:justify-single-word="false"/>
      <style:text-properties officeooo:paragraph-rsid="00171bba"/>
    </style:style>
    <style:style style:name="P23" style:family="paragraph" style:parent-style-name="Table_20_Contents">
      <style:text-properties officeooo:rsid="0015bd94" officeooo:paragraph-rsid="0015bd94"/>
    </style:style>
    <style:style style:name="P24" style:family="paragraph" style:parent-style-name="Table_20_Contents">
      <style:text-properties officeooo:rsid="0015bd94" officeooo:paragraph-rsid="00171bba"/>
    </style:style>
    <style:style style:name="P25" style:family="paragraph" style:parent-style-name="Table_20_Contents">
      <style:text-properties officeooo:rsid="00171bba" officeooo:paragraph-rsid="00171bba"/>
    </style:style>
    <style:style style:name="P26" style:family="paragraph" style:parent-style-name="Heading_20_1">
      <style:text-properties officeooo:rsid="001362c4" officeooo:paragraph-rsid="001362c4"/>
    </style:style>
    <style:style style:name="P27" style:family="paragraph" style:parent-style-name="Heading_20_1">
      <style:text-properties officeooo:rsid="0014146a" officeooo:paragraph-rsid="0014146a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19c3"/>
    </style:style>
    <style:style style:name="T2" style:family="text">
      <style:text-properties officeooo:rsid="00101b0c"/>
    </style:style>
    <style:style style:name="T3" style:family="text">
      <style:text-properties officeooo:rsid="0011c04d"/>
    </style:style>
    <style:style style:name="T4" style:family="text">
      <style:text-properties officeooo:rsid="001249eb"/>
    </style:style>
    <style:style style:name="T5" style:family="text">
      <style:text-properties officeooo:rsid="00171b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orkflow</text:p>
      <text:list xml:id="list3151141167" text:style-name="L1">
        <text:list-item>
          <text:p text:style-name="P1">Running on bw-unicluster:</text:p>
          <text:list>
            <text:list-item>
              <text:p text:style-name="P1">./jobrun_all.sh</text:p>
              <text:p text:style-name="P2">submits one job for each set <draw:g text:anchor-type="as-char" svg:y="-0.395cm" draw:z-index="0" draw:style-name="gr1"><svg:title>TexMaths</svg:title><svg:desc>12§display§(D(\tau), |e|,acc)§svg§600§FALSE§</svg:desc><draw:polygon draw:style-name="gr2" draw:text-style-name="P28" svg:width="3.291cm" svg:height="0.526cm" svg:x="0cm" svg:y="0.001cm" svg:viewBox="0 0 3292 527" draw:points="1646,527 0,527 0,0 3292,0 3292,527"><text:p/></draw:polygon><draw:path draw:style-name="gr3" draw:text-style-name="P29" svg:width="0.123cm" svg:height="0.527cm" svg:x="0.052cm" svg:y="0cm" svg:viewBox="0 0 124 528" svg:d="M124 524c0-2 0-3-10-12-66-67-83-166-83-248 0-91 21-184 85-250 8-6 8-7 8-9 0-4-3-5-6-5-5 0-53 36-84 103-28 58-34 117-34 161 0 42 6 106 35 166 32 65 78 98 83 98 3 0 6-1 6-4z"><text:p/></draw:path><draw:path draw:style-name="gr4" draw:text-style-name="P29" svg:width="0.403cm" svg:height="0.36cm" svg:x="0.226cm" svg:y="0.035cm" svg:viewBox="0 0 404 361" svg:d="M62 321c-4 20-6 24-48 24-8 0-14 0-14 10 0 6 5 6 14 6h176c110 0 214-111 214-227 0-75-45-134-124-134h-178c-10 0-16 0-16 10 0 7 5 7 16 7 6 0 16 0 23 1 8 0 11 2 11 8 0 2 0 4-3 10zM178 36c4-18 4-19 27-19h58c51 0 95 27 95 97 0 26-11 113-56 172-15 19-57 59-122 59h-60c-7 0-8 0-11 0-6 0-7-2-7-5s0-4 2-13z"><text:p/></draw:path><draw:path draw:style-name="gr5" draw:text-style-name="P29" svg:width="0.123cm" svg:height="0.527cm" svg:x="0.706cm" svg:y="0cm" svg:viewBox="0 0 124 528" svg:d="M124 524c0-2 0-3-10-12-66-67-83-166-83-248 0-91 21-184 85-250 8-6 8-7 8-9 0-4-3-5-6-5-5 0-53 36-84 103-28 58-34 117-34 161 0 42 6 106 35 166 32 65 78 98 83 98 3 0 6-1 6-4z"><text:p/></draw:path><draw:path draw:style-name="gr6" draw:text-style-name="P29" svg:width="0.256cm" svg:height="0.234cm" svg:x="0.872cm" svg:y="0.169cm" svg:viewBox="0 0 257 235" svg:d="M142 31h88c8 0 27 0 27-18 0-13-12-13-22-13h-149c-9 0-31 0-54 25-18 19-32 45-32 47 0 1 0 6 6 6 5 0 6-2 8-6 27-41 57-41 68-41h44l-52 170c-2 7-6 18-6 20 0 6 4 14 16 14 18 0 20-15 22-22z"><text:p/></draw:path><draw:path draw:style-name="gr7" draw:text-style-name="P29" svg:width="0.123cm" svg:height="0.527cm" svg:x="1.177cm" svg:y="0cm" svg:viewBox="0 0 124 528" svg:d="M124 264c0-41-6-104-35-164-33-65-78-100-84-100-3 0-5 2-5 5 0 2 0 3 10 13 52 52 82 136 82 246 0 90-19 184-85 250-7 7-7 8-7 10 0 3 2 4 5 4 6 0 54-36 85-103 28-58 34-116 34-161z"><text:p/></draw:path><draw:path draw:style-name="gr8" draw:text-style-name="P29" svg:width="0.061cm" svg:height="0.158cm" svg:x="1.397cm" svg:y="0.34cm" svg:viewBox="0 0 62 159" svg:d="M62 55c0-35-13-55-33-55-18 0-29 13-29 28 0 14 11 28 29 28 6 0 13-2 18-7 2-1 2-1 3-1 0 0 2 0 2 7 0 40-20 72-38 89-6 6-6 7-6 9 0 4 3 6 6 6 6 0 48-41 48-104z"><text:p/></draw:path><draw:path draw:style-name="gr9" draw:text-style-name="P29" svg:width="0.022cm" svg:height="0.527cm" svg:x="1.647cm" svg:y="0cm" svg:viewBox="0 0 23 528" svg:d="M23 19c0-9 0-19-12-19-11 0-11 10-11 19v490c0 10 0 19 11 19 12 0 12-9 12-19z"><text:p/></draw:path><draw:path draw:style-name="gr10" draw:text-style-name="P29" svg:width="0.203cm" svg:height="0.239cm" svg:x="1.755cm" svg:y="0.162cm" svg:viewBox="0 0 204 240" svg:d="M74 112c16 0 56-2 82-12 37-16 40-47 40-54 0-24-21-46-57-46-59 0-139 52-139 144 0 54 31 96 83 96 77 0 121-56 121-62 0-4-4-7-7-7s-4 1-6 6c-42 51-100 51-107 51-41 0-46-44-46-61 0-6 0-23 9-55zM50 100c21-81 75-88 89-88 25 0 39 16 39 34 0 54-84 54-106 54z"><text:p/></draw:path><draw:path draw:style-name="gr11" draw:text-style-name="P29" svg:width="0.022cm" svg:height="0.527cm" svg:x="2.039cm" svg:y="0cm" svg:viewBox="0 0 23 528" svg:d="M23 19c0-9 0-19-12-19-11 0-11 10-11 19v490c0 10 0 19 11 19 12 0 12-9 12-19z"><text:p/></draw:path><draw:path draw:style-name="gr12" draw:text-style-name="P29" svg:width="0.061cm" svg:height="0.158cm" svg:x="2.167cm" svg:y="0.34cm" svg:viewBox="0 0 62 159" svg:d="M62 55c0-35-13-55-33-55-18 0-29 13-29 28 0 14 11 28 29 28 6 0 13-2 18-7 2-1 2-1 3-1 0 0 2 0 2 7 0 40-20 72-38 89-6 6-6 7-6 9 0 4 3 6 6 6 6 0 48-41 48-104z"><text:p/></draw:path><draw:path draw:style-name="gr13" draw:text-style-name="P29" svg:width="0.241cm" svg:height="0.239cm" svg:x="2.376cm" svg:y="0.162cm" svg:viewBox="0 0 242 240" svg:d="M176 34c-9-20-25-34-49-34-61 0-127 78-127 155 0 50 29 85 71 85 11 0 37-2 68-39 5 21 23 39 48 39 19 0 31-12 40-29 8-19 15-51 15-52 0-5-4-5-6-5-4 0-6 1-7 9-9 34-19 65-41 65-14 0-15-13-15-24 0-12 1-15 7-39 6-22 6-28 11-47l19-75c4-15 4-15 4-18 0-9-6-14-15-14-13 0-21 12-23 23zM142 172c-3 9-3 9-10 19-24 29-46 37-60 37-26 0-35-29-35-49 0-26 17-93 30-117 16-31 40-50 61-50 35 0 42 43 42 47 0 2-1 6-2 8z"><text:p/></draw:path><draw:path draw:style-name="gr14" draw:text-style-name="P29" svg:width="0.205cm" svg:height="0.239cm" svg:x="2.654cm" svg:y="0.162cm" svg:viewBox="0 0 206 240" svg:d="M188 32c-8 0-15 0-24 9-8 7-9 17-9 20 0 12 9 18 20 18 16 0 30-12 30-33 0-27-25-46-63-46-71 0-142 76-142 150 0 48 31 90 86 90 76 0 120-56 120-62 0-4-3-7-6-7s-3 1-7 6c-42 51-99 51-107 51-32 0-46-25-46-57 0-22 10-74 28-106 16-30 46-53 75-53 18 0 38 6 45 20z"><text:p/></draw:path><draw:path draw:style-name="gr15" draw:text-style-name="P29" svg:width="0.205cm" svg:height="0.239cm" svg:x="2.882cm" svg:y="0.162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<text:p/></draw:path><draw:path draw:style-name="gr16" draw:text-style-name="P29" svg:width="0.123cm" svg:height="0.527cm" svg:x="3.117cm" svg:y="0cm" svg:viewBox="0 0 124 528" svg:d="M124 264c0-41-6-104-35-164-33-65-78-100-84-100-3 0-5 2-5 5 0 2 0 3 10 13 52 52 82 136 82 246 0 90-19 184-85 250-7 7-7 8-7 10 0 3 2 4 5 4 6 0 54-36 85-103 28-58 34-116 34-161z"><text:p/></draw:path></draw:g></text:p>
            </text:list-item>
            <text:list-item>
              <text:p text:style-name="P1">msub -q singlenode jobrun_Merge.sh</text:p>
            </text:list-item>
            <text:list-item>
              <text:p text:style-name="P1">./jobrun_Ana1_all.sh</text:p>
              <text:p text:style-name="P3">runs with DataAna1_New.m</text:p>
              <text:p text:style-name="P4">submits one job for each set <draw:g text:anchor-type="as-char" svg:y="-0.395cm" draw:z-index="1" draw:style-name="gr1"><svg:title>TexMaths</svg:title><svg:desc>12§display§(entM, anaM,  cm, acc)§svg§600§FALSE§</svg:desc><draw:polygon draw:style-name="gr17" draw:text-style-name="P28" svg:width="5.226cm" svg:height="0.526cm" svg:x="0cm" svg:y="0.001cm" svg:viewBox="0 0 5227 527" draw:points="2614,527 0,527 0,0 5227,0 5227,527"><text:p/></draw:polygon><draw:path draw:style-name="gr18" draw:text-style-name="P29" svg:width="0.123cm" svg:height="0.527cm" svg:x="0.052cm" svg:y="0cm" svg:viewBox="0 0 124 528" svg:d="M124 524c0-2 0-3-10-12-66-67-83-166-83-248 0-91 21-184 85-250 8-6 8-7 8-9 0-4-3-5-6-5-5 0-53 36-84 103-28 58-34 117-34 161 0 42 6 106 35 166 32 65 78 98 83 98 3 0 6-1 6-4z"><text:p/></draw:path><draw:path draw:style-name="gr19" draw:text-style-name="P29" svg:width="0.203cm" svg:height="0.239cm" svg:x="0.228cm" svg:y="0.162cm" svg:viewBox="0 0 204 240" svg:d="M74 112c16 0 56-2 82-12 37-16 40-47 40-54 0-24-21-46-57-46-59 0-139 52-139 144 0 54 31 96 83 96 77 0 121-56 121-62 0-4-4-7-7-7s-4 1-6 6c-42 51-100 51-107 51-41 0-46-44-46-61 0-6 0-23 9-55zM50 100c21-81 75-88 89-88 25 0 39 16 39 34 0 54-84 54-106 54z"><text:p/></draw:path><draw:path draw:style-name="gr20" draw:text-style-name="P29" svg:width="0.286cm" svg:height="0.239cm" svg:x="0.464cm" svg:y="0.162cm" svg:viewBox="0 0 287 240" svg:d="M31 203c-1 8-5 20-5 23 0 9 8 14 16 14 6 0 16-5 19-14 1-1 7-27 11-40l11-48c3-11 7-23 9-35 3-9 6-25 6-26 9-17 36-65 87-65 24 0 29 19 29 37 0 33-26 101-34 123-5 13-6 19-6 25 0 25 19 43 43 43 51 0 70-77 70-81 0-5-5-5-6-5-6 0-6 1-9 9-10 36-27 65-54 65-8 0-12-5-12-17 0-13 5-26 10-38 10-28 31-87 31-117 0-34-23-56-60-56-48 0-74 34-83 46-2-29-24-46-49-46-24 0-33 20-39 30-9 18-16 49-16 52 0 4 5 4 6 4 6 0 6 0 10-12 8-37 19-62 38-62 11 0 17 6 17 24 0 11-3 17-9 44z"><text:p/></draw:path><draw:path draw:style-name="gr21" draw:text-style-name="P29" svg:width="0.162cm" svg:height="0.336cm" svg:x="0.776cm" svg:y="0.065cm" svg:viewBox="0 0 163 337" svg:d="M97 120h51c9 0 15 0 15-11 0-6-6-6-15-6h-46c18-75 22-85 22-89 0-9-8-14-16-14-1 0-17 0-22 19l-20 84h-50c-11 0-16 0-16 10 0 7 5 7 14 7h47c-38 150-39 159-39 168 0 29 20 49 48 49 55 0 85-78 85-81 0-5-5-5-7-5-5 0-5 1-8 7-22 55-51 67-69 67-11 0-16-7-16-24 0-13 0-16 3-25z"><text:p/></draw:path><draw:path draw:style-name="gr22" draw:text-style-name="P29" svg:width="0.528cm" svg:height="0.36cm" svg:x="0.976cm" svg:y="0.035cm" svg:viewBox="0 0 529 361" svg:d="M467 41c5-19 6-24 45-24 12 0 17 0 17-11 0-6-5-6-14-6h-70c-13 0-14 0-20 10l-193 302-41-300c-1-12-3-12-17-12h-72c-10 0-16 0-16 10 0 7 5 7 16 7 6 0 16 0 22 1 9 0 12 2 12 8 0 2 0 4-3 10l-67 269c-5 22-13 38-56 40-3 0-10 1-10 10 0 5 4 6 7 6 17 0 36-1 53-1 18 0 37 1 55 1 3 0 9 0 9-10 0-6-5-6-9-6-31 0-36-11-36-23 0-4 0-6 1-12l72-288h2l45 327c0 6 1 12 7 12s10-6 12-9l214-335-76 304c-4 20-6 24-48 24-8 0-14 0-14 10 0 6 6 6 7 6 16 0 52-1 66-1 22 0 45 1 66 1 4 0 10 0 10-10 0-6-5-6-15-6-19 0-34 0-34-10 0-1 0-2 3-12z"><text:p/></draw:path><draw:path draw:style-name="gr23" draw:text-style-name="P29" svg:width="0.061cm" svg:height="0.158cm" svg:x="1.537cm" svg:y="0.34cm" svg:viewBox="0 0 62 159" svg:d="M62 55c0-35-13-55-33-55-18 0-29 13-29 28 0 14 11 28 29 28 6 0 13-2 18-7 2-1 2-1 3-1 0 0 2 0 2 7 0 40-20 72-38 89-6 6-6 7-6 9 0 4 3 6 6 6 6 0 48-41 48-104z"><text:p/></draw:path><draw:path draw:style-name="gr24" draw:text-style-name="P29" svg:width="0.241cm" svg:height="0.239cm" svg:x="1.746cm" svg:y="0.162cm" svg:viewBox="0 0 242 240" svg:d="M176 34c-9-20-25-34-49-34-61 0-127 78-127 155 0 50 29 85 71 85 11 0 37-2 68-39 5 21 23 39 48 39 19 0 31-12 40-29 8-19 15-51 15-52 0-5-4-5-6-5-4 0-6 1-7 9-9 34-19 65-41 65-14 0-15-13-15-24 0-12 1-15 7-39 6-22 6-28 11-47l19-75c4-15 4-15 4-18 0-9-6-14-15-14-13 0-21 12-23 23zM142 172c-3 9-3 9-10 19-24 29-46 37-60 37-26 0-35-29-35-49 0-26 17-93 30-117 16-31 40-50 61-50 35 0 42 43 42 47 0 2-1 6-2 8z"><text:p/></draw:path><draw:path draw:style-name="gr25" draw:text-style-name="P29" svg:width="0.286cm" svg:height="0.239cm" svg:x="2.018cm" svg:y="0.162cm" svg:viewBox="0 0 287 240" svg:d="M31 203c-1 8-5 20-5 23 0 9 8 14 16 14 6 0 16-5 19-14 1-1 7-27 11-40l11-48c3-11 7-23 9-35 3-9 6-25 6-26 9-17 38-65 87-65 24 0 29 19 29 37 0 33-26 101-34 123-5 13-6 19-6 25 0 25 19 43 43 43 51 0 70-77 70-81 0-5-5-5-6-5-6 0-6 1-9 9-10 36-27 65-54 65-8 0-12-5-12-17 0-13 5-26 10-38 10-28 31-87 31-117 0-34-23-56-60-56-48 0-74 34-83 46-2-29-24-46-49-46-24 0-33 20-39 30-9 18-16 49-16 52 0 4 5 4 6 4 6 0 6 0 10-12 8-37 19-62 38-62 11 0 17 6 17 24 0 11-3 17-9 44z"><text:p/></draw:path><draw:path draw:style-name="gr26" draw:text-style-name="P29" svg:width="0.241cm" svg:height="0.239cm" svg:x="2.339cm" svg:y="0.162cm" svg:viewBox="0 0 242 240" svg:d="M176 34c-9-20-25-34-49-34-61 0-127 78-127 155 0 50 29 85 71 85 11 0 37-2 68-39 5 21 23 39 48 39 19 0 31-12 40-29 8-19 15-51 15-52 0-5-4-5-6-5-4 0-6 1-7 9-9 34-19 65-41 65-14 0-15-13-15-24 0-12 1-15 7-39 6-22 6-28 11-47l19-75c4-15 4-15 4-18 0-9-6-14-15-14-13 0-21 12-23 23zM142 172c-3 9-3 9-10 19-24 29-46 37-60 37-26 0-35-29-35-49 0-26 17-93 30-117 16-31 40-50 61-50 35 0 42 43 42 47 0 2-1 6-2 8z"><text:p/></draw:path><draw:path draw:style-name="gr27" draw:text-style-name="P29" svg:width="0.528cm" svg:height="0.36cm" svg:x="2.618cm" svg:y="0.035cm" svg:viewBox="0 0 529 361" svg:d="M467 41c5-19 6-24 45-24 12 0 17 0 17-11 0-6-5-6-14-6h-70c-13 0-14 0-20 10l-193 302-41-300c-1-12-3-12-17-12h-72c-10 0-16 0-16 10 0 7 5 7 16 7 6 0 16 0 22 1 8 0 12 2 12 8 0 2 0 4-3 10l-67 269c-5 22-13 38-56 40-3 0-10 1-10 10 0 5 4 6 7 6 17 0 36-1 53-1 18 0 37 1 55 1 3 0 9 0 9-10 0-6-5-6-9-6-31 0-36-11-36-23 0-4 0-6 1-12l72-288h2l45 327c0 6 1 12 7 12s10-6 12-9l214-335-76 304c-4 20-6 24-48 24-8 0-14 0-14 10 0 6 6 6 7 6 16 0 52-1 66-1 22 0 45 1 66 1 4 0 10 0 10-10 0-6-5-6-15-6-19 0-34 0-34-10 0-1 0-2 3-12z"><text:p/></draw:path><draw:path draw:style-name="gr28" draw:text-style-name="P29" svg:width="0.061cm" svg:height="0.158cm" svg:x="3.179cm" svg:y="0.34cm" svg:viewBox="0 0 62 159" svg:d="M62 55c0-35-13-55-33-55-18 0-29 13-29 28 0 14 11 28 29 28 6 0 13-2 18-7 2-1 2-1 3-1 0 0 2 0 2 7 0 40-20 72-38 89-6 6-6 7-6 9 0 4 3 6 6 6 6 0 48-41 48-104z"><text:p/></draw:path><draw:path draw:style-name="gr29" draw:text-style-name="P29" svg:width="0.205cm" svg:height="0.239cm" svg:x="3.389cm" svg:y="0.162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<text:p/></draw:path><draw:path draw:style-name="gr30" draw:text-style-name="P29" svg:width="0.432cm" svg:height="0.239cm" svg:x="3.61cm" svg:y="0.162cm" svg:viewBox="0 0 433 240" svg:d="M31 203c-1 8-5 20-5 23 0 9 8 14 16 14 6 0 16-5 19-14 1-1 7-27 10-40l12-48c3-11 6-23 9-35 2-9 6-25 6-26 9-17 36-65 87-65 24 0 29 19 29 37 0 13-4 28-9 43l-14 62-11 41c-2 10-7 28-7 31 0 9 8 14 15 14 17 0 21-13 24-30 8-30 28-107 32-128 2-6 30-70 87-70 23 0 29 18 29 37 0 30-22 90-32 119-5 12-8 18-8 29 0 25 18 43 44 43 50 0 69-77 69-81 0-5-5-5-6-5-6 0-6 1-8 9-9 28-25 65-54 65-10 0-13-5-13-17 0-13 4-26 9-38 11-28 33-87 33-117 0-33-21-56-60-56-41 0-68 23-87 52-1-8-2-26-17-39-13-11-30-13-43-13-48 0-74 34-83 46-2-30-25-46-49-46s-33 20-38 30c-10 19-17 50-17 52 0 4 5 4 6 4 6 0 6 0 10-12 8-37 19-62 38-62 8 0 17 4 17 24 0 11-3 17-9 44z"><text:p/></draw:path><draw:path draw:style-name="gr31" draw:text-style-name="P29" svg:width="0.061cm" svg:height="0.158cm" svg:x="4.1cm" svg:y="0.34cm" svg:viewBox="0 0 62 159" svg:d="M62 55c0-35-13-55-33-55-18 0-29 13-29 28 0 14 11 28 29 28 6 0 13-2 18-7 2-1 2-1 3-1 0 0 2 0 2 7 0 40-20 72-38 89-6 6-6 7-6 9 0 4 3 6 6 6 6 0 48-41 48-104z"><text:p/></draw:path><draw:path draw:style-name="gr32" draw:text-style-name="P29" svg:width="0.241cm" svg:height="0.239cm" svg:x="4.31cm" svg:y="0.162cm" svg:viewBox="0 0 242 240" svg:d="M176 34c-9-20-25-34-49-34-61 0-127 78-127 155 0 50 29 85 71 85 11 0 37-2 68-39 5 21 23 39 48 39 19 0 31-12 40-29 8-19 15-51 15-52 0-5-4-5-6-5-4 0-6 1-7 9-9 34-19 65-41 65-14 0-15-13-15-24 0-12 1-15 7-39 6-22 6-28 11-47l19-75c4-15 4-15 4-18 0-9-6-14-15-14-13 0-21 12-23 23zM142 172c-3 9-3 9-10 19-24 29-46 37-60 37-26 0-35-29-35-49 0-26 18-93 30-117 16-31 40-50 61-50 35 0 42 43 42 47 0 2-1 6-2 8z"><text:p/></draw:path><draw:path draw:style-name="gr33" draw:text-style-name="P29" svg:width="0.205cm" svg:height="0.239cm" svg:x="4.589cm" svg:y="0.162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<text:p/></draw:path><draw:path draw:style-name="gr34" draw:text-style-name="P29" svg:width="0.205cm" svg:height="0.239cm" svg:x="4.816cm" svg:y="0.162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<text:p/></draw:path><draw:path draw:style-name="gr35" draw:text-style-name="P29" svg:width="0.123cm" svg:height="0.527cm" svg:x="5.052cm" svg:y="0cm" svg:viewBox="0 0 124 528" svg:d="M124 264c0-41-6-104-35-164-33-65-78-100-84-100-3 0-5 2-5 5 0 2 0 3 10 13 52 52 82 136 82 246 0 90-19 184-85 250-7 7-7 8-7 10 0 3 2 4 5 4 6 0 54-36 85-103 28-58 34-116 34-161z"><text:p/></draw:path></draw:g></text:p>
              <text:p text:style-name="P8">Attention: “entM=Mit” is hard-coded in Ana1_template.sh</text:p>
            </text:list-item>
          </text:list>
        </text:list-item>
        <text:list-item>
          <text:p text:style-name="P5">Running locally:</text:p>
          <text:list>
            <text:list-item>
              <text:p text:style-name="P5">Download of </text:p>
              <text:list>
                <text:list-item>
                  <text:p text:style-name="P5">Merged data</text:p>
                </text:list-item>
                <text:list-item>
                  <text:p text:style-name="P5">Output of analysis step 1</text:p>
                </text:list-item>
              </text:list>
            </text:list-item>
            <text:list-item>
              <text:p text:style-name="P5">./sort_Ana1.sh locDataAna1</text:p>
              <text:p text:style-name="P5">sorts output of analysis step 1 in a way that in can be further analyzed</text:p>
            </text:list-item>
            <text:list-item>
              <text:p text:style-name="P5">./jobrunAna2.sh <text:s/>locDataAna1 locDataAna2</text:p>
              <text:p text:style-name="P7">outputs histograms and two different text-files</text:p>
              <text:p text:style-name="P7"><text:span text:style-name="T3">and </text:span>moves them into folders ‘Histos’, ‘Texts’ and ‘Ratios’</text:p>
            </text:list-item>
            <text:list-item>
              <text:p text:style-name="P5">./jobrunAna3.sh <text:s/>locDataAna2<text:span text:style-name="T2">Texts</text:span> locDataAna3</text:p>
              <text:p text:style-name="P9">outputs density plots</text:p>
            </text:list-item>
            <text:list-item>
              <text:p text:style-name="P6">./jobrunAna<text:span text:style-name="T1">4</text:span>.sh <text:s/>locDataAna<text:span text:style-name="T1">2Ratios</text:span> locDataAna<text:span text:style-name="T1">4</text:span></text:p>
              <text:p text:style-name="P9">outputs <text:span text:style-name="T4">ratio plots</text:span></text:p>
            </text:list-item>
          </text:list>
        </text:list-item>
      </text:list>
      <text:h text:style-name="P26" text:outline-level="1">Important commands on bw-unicluster</text:h>
      <text:list xml:id="list1103103857" text:style-name="L3">
        <text:list-item>
          <text:p text:style-name="P10">Show queue:<text:tab/>showq -u $USER</text:p>
        </text:list-item>
        <text:list-item>
          <text:p text:style-name="P10">Checking jobs:<text:tab/>checkjob JOBID | grep ^State</text:p>
        </text:list-item>
        <text:list-item>
          <text:p text:style-name="P10">Cancelling:<text:tab/>mjobctl -c JOBID</text:p>
          <text:p text:style-name="P10"/>
        </text:list-item>
      </text:list>
      <text:h text:style-name="P27" text:outline-level="1"><text:soft-page-break/>Completed runs in 09/2017</text:h>
      <text:list xml:id="list1641942456" text:style-name="L5">
        <text:list-header>
          <text:p text:style-name="P11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Run I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><draw:g text:anchor-type="as-char" svg:y="-0.229cm" draw:z-index="2" draw:style-name="gr1"><svg:title>TexMaths</svg:title><svg:desc>7§display§D(\tau)§svg§600§FALSE§</svg:desc><draw:polygon draw:style-name="gr36" draw:text-style-name="P28" svg:width="0.669cm" svg:height="0.306cm" svg:x="0cm" svg:y="0cm" svg:viewBox="0 0 670 307" draw:points="335,307 0,307 0,0 670,0 670,307"><text:p/></draw:polygon><draw:path draw:style-name="gr37" draw:text-style-name="P29" svg:width="0.235cm" svg:height="0.209cm" svg:x="0.013cm" svg:y="0.02cm" svg:viewBox="0 0 236 210" svg:d="M36 187c-2 11-3 14-28 14-5 0-8 0-8 6 0 3 3 3 8 3h103c64 0 125-65 125-132 0-44-27-78-73-78h-104c-5 0-9 0-9 6 0 4 3 4 9 4 4 0 10 0 14 0 5 0 6 2 6 5 0 1 0 2-1 6zM104 21c2-11 2-11 16-11h33c30 0 56 16 56 56 0 16-7 66-33 100-9 11-33 35-71 35h-35c-4 0-5 0-6 0-4 0-5-1-5-3s0-2 2-8z"><text:p/></draw:path><draw:path draw:style-name="gr38" draw:text-style-name="P29" svg:width="0.071cm" svg:height="0.306cm" svg:x="0.293cm" svg:y="0cm" svg:viewBox="0 0 72 307" svg:d="M72 305c0-1 0-2-6-7-38-39-48-97-48-144 0-53 12-107 50-146 4-3 4-4 4-5 0-2-1-3-3-3-3 0-31 21-49 60-17 34-20 68-20 94 0 24 3 61 20 96 19 38 46 57 49 57 2 0 3 0 3-2z"><text:p/></draw:path><draw:path draw:style-name="gr39" draw:text-style-name="P29" svg:width="0.149cm" svg:height="0.136cm" svg:x="0.39cm" svg:y="0.098cm" svg:viewBox="0 0 150 137" svg:d="M83 18h51c5 0 16 0 16-10 0-8-7-8-13-8h-87c-5 0-18 0-31 15-11 11-19 26-19 27s0 3 3 3 4-1 5-3c16-24 33-24 40-24h25l-30 99c-1 4-3 10-3 12 0 3 2 8 9 8 10 0 12-9 13-13z"><text:p/></draw:path><draw:path draw:style-name="gr40" draw:text-style-name="P29" svg:width="0.071cm" svg:height="0.306cm" svg:x="0.568cm" svg:y="0cm" svg:viewBox="0 0 72 307" svg:d="M72 154c0-24-3-61-20-96-19-38-46-58-49-58-2 0-3 1-3 3 0 1 0 2 6 7 30 31 48 79 48 144 0 52-11 107-50 145-4 4-4 5-4 6 0 2 1 2 3 2 3 0 31-20 49-60 17-33 20-67 20-93z"><text:p/></draw:path></draw:g></text:p>
          </table:table-cell>
          <table:table-cell table:style-name="Table1.A2" office:value-type="string">
            <text:p text:style-name="P16">0.15</text:p>
          </table:table-cell>
          <table:table-cell table:style-name="Table1.A2" office:value-type="string">
            <text:p text:style-name="P16">0.3</text:p>
          </table:table-cell>
          <table:table-cell table:style-name="Table1.D2" office:value-type="string">
            <text:p text:style-name="P16">0.45</text:p>
          </table:table-cell>
        </table:table-row>
        <table:table-row>
          <table:table-cell table:style-name="Table1.A2" office:value-type="string">
            <text:p text:style-name="P17"><draw:g text:anchor-type="as-char" svg:y="-0.263cm" draw:z-index="3" draw:style-name="gr1"><svg:title>TexMaths</svg:title><svg:desc>8§display§|e|§svg§600§FALSE§</svg:desc><draw:polygon draw:style-name="gr41" draw:text-style-name="P28" svg:width="0.357cm" svg:height="0.35cm" svg:x="0cm" svg:y="0.001cm" svg:viewBox="0 0 358 351" draw:points="179,351 0,351 0,0 358,0 358,351"><text:p/></draw:polygon><draw:path draw:style-name="gr42" draw:text-style-name="P29" svg:width="0.014cm" svg:height="0.351cm" svg:x="0.042cm" svg:y="0cm" svg:viewBox="0 0 15 352" svg:d="M15 13c0-7 0-13-8-13-7 0-7 6-7 13v326c0 6 0 13 7 13 8 0 8-7 8-13z"><text:p/></draw:path><draw:path draw:style-name="gr43" draw:text-style-name="P29" svg:width="0.135cm" svg:height="0.159cm" svg:x="0.113cm" svg:y="0.108cm" svg:viewBox="0 0 136 160" svg:d="M50 74c10 0 36 0 54-8 25-10 26-31 26-36 0-16-13-30-37-30-39 0-93 34-93 96 0 36 21 64 55 64 51 0 81-38 81-42 0-2-3-5-5-5s-2 1-4 4c-28 35-66 35-71 35-27 0-30-30-30-41 0-4 0-15 5-37zM34 66c13-53 49-58 59-58 16 0 25 10 25 22 0 36-56 36-70 36z"><text:p/></draw:path><draw:path draw:style-name="gr44" draw:text-style-name="P29" svg:width="0.014cm" svg:height="0.351cm" svg:x="0.302cm" svg:y="0cm" svg:viewBox="0 0 15 352" svg:d="M15 13c0-7 0-13-8-13-7 0-7 6-7 13v326c0 6 0 13 7 13 8 0 8-7 8-13z"><text:p/></draw:path></draw:g>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5</text:p>
          </table:table-cell>
          <table:table-cell table:style-name="Table1.D2" office:value-type="string">
            <text:p text:style-name="P16">10</text:p>
          </table:table-cell>
        </table:table-row>
        <table:table-row>
          <table:table-cell table:style-name="Table1.A2" office:value-type="string">
            <text:p text:style-name="P20"><draw:g text:anchor-type="as-char" svg:y="-0.159cm" draw:z-index="4" draw:style-name="gr1"><svg:title>TexMaths</svg:title><svg:desc>8§display§acc§svg§600§FALSE§</svg:desc><draw:polygon draw:style-name="gr45" draw:text-style-name="P28" svg:width="0.488cm" svg:height="0.15cm" svg:x="0cm" svg:y="0.004cm" svg:viewBox="0 0 489 151" draw:points="245,151 0,151 0,0 489,0 489,151"><text:p/></draw:polygon><draw:path draw:style-name="gr46" draw:text-style-name="P29" svg:width="0.161cm" svg:height="0.158cm" svg:x="0.014cm" svg:y="0cm" svg:viewBox="0 0 162 159" svg:d="M118 22c-7-12-17-22-33-22-41 0-85 52-85 103 0 33 19 56 47 56 7 0 25-1 46-26 3 14 15 26 32 26 13 0 21-8 26-19 6-13 11-34 11-35 0-3-3-3-4-3-4 0-4 1-5 6-6 23-13 43-27 43-10 0-11-8-11-16s1-10 5-26c4-14 4-18 7-31l13-49c3-11 3-11 3-12 0-7-4-10-10-10-9 0-15 8-15 15zM94 114c-1 6-1 6-7 13-15 19-29 24-39 24-18 0-23-19-23-32 0-18 11-62 20-78 10-20 26-33 41-33 23 0 28 29 28 31s-1 4-2 6z"><text:p/></draw:path><draw:path draw:style-name="gr47" draw:text-style-name="P29" svg:width="0.137cm" svg:height="0.158cm" svg:x="0.199cm" svg:y="0cm" svg:viewBox="0 0 138 159" svg:d="M126 22c-6 0-11 0-16 5-6 5-7 11-7 14 0 8 7 12 14 12 10 0 20-8 20-23 0-17-17-30-43-30-47 0-94 50-94 100 0 31 21 59 58 59 50 0 80-37 80-41 0-3-3-5-4-5-3 0-3 1-5 4-28 34-67 34-71 34-22 0-32-16-32-38 0-14 8-48 20-70 10-20 30-35 49-35 12 0 26 4 31 14z"><text:p/></draw:path><draw:path draw:style-name="gr48" draw:text-style-name="P29" svg:width="0.137cm" svg:height="0.158cm" svg:x="0.351cm" svg:y="0cm" svg:viewBox="0 0 138 159" svg:d="M126 22c-6 0-11 0-16 5-6 5-7 11-7 14 0 8 7 12 14 12 10 0 20-8 20-23 0-17-17-30-43-30-47 0-94 50-94 100 0 31 21 59 58 59 50 0 80-37 80-41 0-3-3-5-4-5-3 0-4 1-5 4-28 34-67 34-71 34-22 0-32-16-32-38 0-14 8-48 20-70 10-20 30-35 49-35 12 0 26 4 31 14z"><text:p/></draw:path></draw:g>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0.8</text:p>
          </table:table-cell>
          <table:table-cell table:style-name="Table1.D2" office:value-type="string">
            <text:p text:style-name="P16">1.0</text:p>
          </table:table-cell>
        </table:table-row>
      </table:table>
      <text:p text:style-name="P12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B"/>
        <table:table-row>
          <table:table-cell table:style-name="Table2.A1" office:value-type="string">
            <text:p text:style-name="P17">Run II</text:p>
          </table:table-cell>
          <table:table-cell table:style-name="Table2.B1" office:value-type="string">
            <text:p text:style-name="P16"/>
          </table:table-cell>
          <table:table-cell table:style-name="Table2.C1" office:value-type="string">
            <text:p text:style-name="P16"/>
          </table:table-cell>
          <table:table-cell table:style-name="Table2.D1" office:value-type="string">
            <text:p text:style-name="P16"/>
          </table:table-cell>
          <table:table-cell table:style-name="Table2.E1" office:value-type="string">
            <text:p text:style-name="P16"/>
          </table:table-cell>
          <table:table-cell table:style-name="Table2.F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1"><draw:g text:anchor-type="as-char" svg:y="-0.229cm" draw:z-index="5" draw:style-name="gr1"><svg:title>TexMaths</svg:title><svg:desc>7§display§D(\tau)§svg§600§FALSE§</svg:desc><draw:polygon draw:style-name="gr49" draw:text-style-name="P28" svg:width="0.669cm" svg:height="0.306cm" svg:x="0cm" svg:y="0cm" svg:viewBox="0 0 670 307" draw:points="335,307 0,307 0,0 670,0 670,307"><text:p/></draw:polygon><draw:path draw:style-name="gr50" draw:text-style-name="P29" svg:width="0.235cm" svg:height="0.209cm" svg:x="0.013cm" svg:y="0.02cm" svg:viewBox="0 0 236 210" svg:d="M36 187c-2 11-3 14-28 14-5 0-8 0-8 6 0 3 3 3 8 3h103c64 0 125-65 125-132 0-44-27-78-73-78h-104c-5 0-9 0-9 6 0 4 3 4 9 4 4 0 10 0 14 0 5 0 6 2 6 5 0 1 0 2-1 6zM104 21c2-11 2-11 16-11h33c30 0 56 16 56 56 0 16-7 66-33 100-9 11-33 35-71 35h-35c-4 0-5 0-6 0-4 0-5-1-5-3s0-2 2-8z"><text:p/></draw:path><draw:path draw:style-name="gr51" draw:text-style-name="P29" svg:width="0.071cm" svg:height="0.306cm" svg:x="0.293cm" svg:y="0cm" svg:viewBox="0 0 72 307" svg:d="M72 305c0-1 0-2-6-7-38-39-48-97-48-144 0-53 12-107 50-146 4-3 4-4 4-5 0-2-1-3-3-3-3 0-31 21-49 60-17 34-20 68-20 94 0 24 3 61 20 96 19 38 46 57 49 57 2 0 3 0 3-2z"><text:p/></draw:path><draw:path draw:style-name="gr52" draw:text-style-name="P29" svg:width="0.149cm" svg:height="0.136cm" svg:x="0.39cm" svg:y="0.098cm" svg:viewBox="0 0 150 137" svg:d="M83 18h51c5 0 16 0 16-10 0-8-7-8-13-8h-87c-5 0-18 0-31 15-11 11-19 26-19 27s0 3 3 3 4-1 5-3c16-24 33-24 40-24h25l-30 99c-1 4-3 10-3 12 0 3 2 8 9 8 10 0 12-9 13-13z"><text:p/></draw:path><draw:path draw:style-name="gr53" draw:text-style-name="P29" svg:width="0.071cm" svg:height="0.306cm" svg:x="0.568cm" svg:y="0cm" svg:viewBox="0 0 72 307" svg:d="M72 154c0-24-3-61-20-96-19-38-46-58-49-58-2 0-3 1-3 3 0 1 0 2 6 7 30 31 48 79 48 144 0 52-11 107-50 145-4 4-4 5-4 6 0 2 1 2 3 2 3 0 31-20 49-60 17-33 20-67 20-93z"><text:p/></draw:path></draw:g></text:p>
          </table:table-cell>
          <table:table-cell table:style-name="Table2.B2" office:value-type="string">
            <text:p text:style-name="P16">0.15</text:p>
          </table:table-cell>
          <table:table-cell table:style-name="Table2.C2" office:value-type="string">
            <text:p text:style-name="P23">0.2</text:p>
          </table:table-cell>
          <table:table-cell table:style-name="Table2.D2" office:value-type="string">
            <text:p text:style-name="P16">0.3</text:p>
          </table:table-cell>
          <table:table-cell table:style-name="Table2.E2" office:value-type="string">
            <text:p text:style-name="P23">0.4</text:p>
          </table:table-cell>
          <table:table-cell table:style-name="Table2.F2" office:value-type="string">
            <text:p text:style-name="P16">0.45</text:p>
          </table:table-cell>
        </table:table-row>
        <table:table-row>
          <table:table-cell table:style-name="Table2.A3" office:value-type="string">
            <text:p text:style-name="P17"><draw:g text:anchor-type="as-char" svg:y="-0.263cm" draw:z-index="6" draw:style-name="gr1"><svg:title>TexMaths</svg:title><svg:desc>8§display§|e|§svg§600§FALSE§</svg:desc><draw:polygon draw:style-name="gr54" draw:text-style-name="P28" svg:width="0.357cm" svg:height="0.35cm" svg:x="0cm" svg:y="0.001cm" svg:viewBox="0 0 358 351" draw:points="179,351 0,351 0,0 358,0 358,351"><text:p/></draw:polygon><draw:path draw:style-name="gr55" draw:text-style-name="P29" svg:width="0.014cm" svg:height="0.351cm" svg:x="0.042cm" svg:y="0cm" svg:viewBox="0 0 15 352" svg:d="M15 13c0-7 0-13-8-13-7 0-7 6-7 13v326c0 6 0 13 7 13 8 0 8-7 8-13z"><text:p/></draw:path><draw:path draw:style-name="gr56" draw:text-style-name="P29" svg:width="0.135cm" svg:height="0.159cm" svg:x="0.113cm" svg:y="0.108cm" svg:viewBox="0 0 136 160" svg:d="M50 74c10 0 36 0 54-8 25-10 26-31 26-36 0-16-13-30-37-30-39 0-93 34-93 96 0 36 21 64 55 64 51 0 81-38 81-42 0-2-3-5-5-5s-2 1-4 4c-28 35-66 35-71 35-27 0-30-30-30-41 0-4 0-15 5-37zM34 66c13-53 49-58 59-58 16 0 25 10 25 22 0 36-56 36-70 36z"><text:p/></draw:path><draw:path draw:style-name="gr57" draw:text-style-name="P29" svg:width="0.014cm" svg:height="0.351cm" svg:x="0.302cm" svg:y="0cm" svg:viewBox="0 0 15 352" svg:d="M15 13c0-7 0-13-8-13-7 0-7 6-7 13v326c0 6 0 13 7 13 8 0 8-7 8-13z"><text:p/></draw:path></draw:g></text:p>
          </table:table-cell>
          <table:table-cell table:style-name="Table2.B3" office:value-type="string">
            <text:p text:style-name="P23">3</text:p>
          </table:table-cell>
          <table:table-cell table:style-name="Table2.C3" office:value-type="string">
            <text:p text:style-name="P23">7</text:p>
          </table:table-cell>
          <table:table-cell table:style-name="Table2.D3" office:value-type="string">
            <text:p text:style-name="P23">9</text:p>
          </table:table-cell>
          <table:table-cell table:style-name="Table2.E3" office:value-type="string">
            <text:p text:style-name="P16"/>
          </table:table-cell>
          <table:table-cell table:style-name="Table2.F3" office:value-type="string">
            <text:p text:style-name="P16"/>
          </table:table-cell>
        </table:table-row>
        <table:table-row>
          <table:table-cell table:style-name="Table2.A4" office:value-type="string">
            <text:p text:style-name="P21"><draw:g text:anchor-type="as-char" svg:y="-0.159cm" draw:z-index="7" draw:style-name="gr1"><svg:title>TexMaths</svg:title><svg:desc>8§display§acc§svg§600§FALSE§</svg:desc><draw:polygon draw:style-name="gr58" draw:text-style-name="P28" svg:width="0.488cm" svg:height="0.15cm" svg:x="0cm" svg:y="0.004cm" svg:viewBox="0 0 489 151" draw:points="245,151 0,151 0,0 489,0 489,151"><text:p/></draw:polygon><draw:path draw:style-name="gr59" draw:text-style-name="P29" svg:width="0.161cm" svg:height="0.158cm" svg:x="0.014cm" svg:y="0cm" svg:viewBox="0 0 162 159" svg:d="M118 22c-7-12-17-22-33-22-41 0-85 52-85 103 0 33 19 56 47 56 7 0 25-1 46-26 3 14 15 26 32 26 13 0 21-8 26-19 6-13 11-34 11-35 0-3-3-3-4-3-4 0-4 1-5 6-6 23-13 43-27 43-10 0-11-8-11-16s1-10 5-26c4-14 4-18 7-31l13-49c3-11 3-11 3-12 0-7-4-10-10-10-9 0-15 8-15 15zM94 114c-1 6-1 6-7 13-15 19-29 24-39 24-18 0-23-19-23-32 0-18 11-62 20-78 10-20 26-33 41-33 23 0 28 29 28 31s-1 4-2 6z"><text:p/></draw:path><draw:path draw:style-name="gr60" draw:text-style-name="P29" svg:width="0.137cm" svg:height="0.158cm" svg:x="0.199cm" svg:y="0cm" svg:viewBox="0 0 138 159" svg:d="M126 22c-6 0-11 0-16 5-6 5-7 11-7 14 0 8 7 12 14 12 10 0 20-8 20-23 0-17-17-30-43-30-47 0-94 50-94 100 0 31 21 59 58 59 50 0 80-37 80-41 0-3-3-5-4-5-3 0-3 1-5 4-28 34-67 34-71 34-22 0-32-16-32-38 0-14 8-48 20-70 10-20 30-35 49-35 12 0 26 4 31 14z"><text:p/></draw:path><draw:path draw:style-name="gr61" draw:text-style-name="P29" svg:width="0.137cm" svg:height="0.158cm" svg:x="0.351cm" svg:y="0cm" svg:viewBox="0 0 138 159" svg:d="M126 22c-6 0-11 0-16 5-6 5-7 11-7 14 0 8 7 12 14 12 10 0 20-8 20-23 0-17-17-30-43-30-47 0-94 50-94 100 0 31 21 59 58 59 50 0 80-37 80-41 0-3-3-5-4-5-3 0-4 1-5 4-28 34-67 34-71 34-22 0-32-16-32-38 0-14 8-48 20-70 10-20 30-35 49-35 12 0 26 4 31 14z"><text:p/></draw:path></draw:g></text:p>
          </table:table-cell>
          <table:table-cell table:style-name="Table2.B4" office:value-type="string">
            <text:p text:style-name="P16">0.6</text:p>
          </table:table-cell>
          <table:table-cell table:style-name="Table2.C4" office:value-type="string">
            <text:p text:style-name="P23">0.8</text:p>
          </table:table-cell>
          <table:table-cell table:style-name="Table2.D4" office:value-type="string">
            <text:p text:style-name="P23">1.0</text:p>
          </table:table-cell>
          <table:table-cell table:style-name="Table2.E4" office:value-type="string">
            <text:p text:style-name="P16"/>
          </table:table-cell>
          <table:table-cell table:style-name="Table2.F4" office:value-type="string">
            <text:p text:style-name="P16"/>
          </table:table-cell>
        </table:table-row>
      </table:table>
      <text:p text:style-name="P13"/>
      <text:p text:style-name="P14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8">Run I<text:span text:style-name="T5">II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D1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22"><draw:g text:anchor-type="as-char" svg:y="-0.229cm" draw:z-index="8" draw:style-name="gr1"><svg:title>TexMaths</svg:title><svg:desc>7§display§D(\tau)§svg§600§FALSE§</svg:desc><draw:polygon draw:style-name="gr62" draw:text-style-name="P28" svg:width="0.669cm" svg:height="0.306cm" svg:x="0cm" svg:y="0cm" svg:viewBox="0 0 670 307" draw:points="335,307 0,307 0,0 670,0 670,307"><text:p/></draw:polygon><draw:path draw:style-name="gr63" draw:text-style-name="P29" svg:width="0.235cm" svg:height="0.209cm" svg:x="0.013cm" svg:y="0.02cm" svg:viewBox="0 0 236 210" svg:d="M36 187c-2 11-3 14-28 14-5 0-8 0-8 6 0 3 3 3 8 3h103c64 0 125-65 125-132 0-44-27-78-73-78h-104c-5 0-9 0-9 6 0 4 3 4 9 4 4 0 10 0 14 0 5 0 6 2 6 5 0 1 0 2-1 6zM104 21c2-11 2-11 16-11h33c30 0 56 16 56 56 0 16-7 66-33 100-9 11-33 35-71 35h-35c-4 0-5 0-6 0-4 0-5-1-5-3s0-2 2-8z"><text:p/></draw:path><draw:path draw:style-name="gr64" draw:text-style-name="P29" svg:width="0.071cm" svg:height="0.306cm" svg:x="0.293cm" svg:y="0cm" svg:viewBox="0 0 72 307" svg:d="M72 305c0-1 0-2-6-7-38-39-48-97-48-144 0-53 12-107 50-146 4-3 4-4 4-5 0-2-1-3-3-3-3 0-31 21-49 60-17 34-20 68-20 94 0 24 3 61 20 96 19 38 46 57 49 57 2 0 3 0 3-2z"><text:p/></draw:path><draw:path draw:style-name="gr65" draw:text-style-name="P29" svg:width="0.149cm" svg:height="0.136cm" svg:x="0.39cm" svg:y="0.098cm" svg:viewBox="0 0 150 137" svg:d="M83 18h51c5 0 16 0 16-10 0-8-7-8-13-8h-87c-5 0-18 0-31 15-11 11-19 26-19 27s0 3 3 3 4-1 5-3c16-24 33-24 40-24h25l-30 99c-1 4-3 10-3 12 0 3 2 8 9 8 10 0 12-9 13-13z"><text:p/></draw:path><draw:path draw:style-name="gr66" draw:text-style-name="P29" svg:width="0.071cm" svg:height="0.306cm" svg:x="0.568cm" svg:y="0cm" svg:viewBox="0 0 72 307" svg:d="M72 154c0-24-3-61-20-96-19-38-46-58-49-58-2 0-3 1-3 3 0 1 0 2 6 7 30 31 48 79 48 144 0 52-11 107-50 145-4 4-4 5-4 6 0 2 1 2 3 2 3 0 31-20 49-60 17-33 20-67 20-93z"><text:p/></draw:path></draw:g></text:p>
          </table:table-cell>
          <table:table-cell table:style-name="Table3.A2" office:value-type="string">
            <text:p text:style-name="P19">0.<text:span text:style-name="T5">2</text:span></text:p>
          </table:table-cell>
          <table:table-cell table:style-name="Table3.A2" office:value-type="string">
            <text:p text:style-name="P19">0.<text:span text:style-name="T5">4</text:span>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8"><draw:g text:anchor-type="as-char" svg:y="-0.263cm" draw:z-index="9" draw:style-name="gr1"><svg:title>TexMaths</svg:title><svg:desc>8§display§|e|§svg§600§FALSE§</svg:desc><draw:polygon draw:style-name="gr67" draw:text-style-name="P28" svg:width="0.357cm" svg:height="0.35cm" svg:x="0cm" svg:y="0.001cm" svg:viewBox="0 0 358 351" draw:points="179,351 0,351 0,0 358,0 358,351"><text:p/></draw:polygon><draw:path draw:style-name="gr68" draw:text-style-name="P29" svg:width="0.014cm" svg:height="0.351cm" svg:x="0.042cm" svg:y="0cm" svg:viewBox="0 0 15 352" svg:d="M15 13c0-7 0-13-8-13-7 0-7 6-7 13v326c0 6 0 13 7 13 8 0 8-7 8-13z"><text:p/></draw:path><draw:path draw:style-name="gr69" draw:text-style-name="P29" svg:width="0.135cm" svg:height="0.159cm" svg:x="0.113cm" svg:y="0.108cm" svg:viewBox="0 0 136 160" svg:d="M50 74c10 0 36 0 54-8 25-10 26-31 26-36 0-16-13-30-37-30-39 0-93 34-93 96 0 36 21 64 55 64 51 0 81-38 81-42 0-2-3-5-5-5s-2 1-4 4c-28 35-66 35-71 35-27 0-30-30-30-41 0-4 0-15 5-37zM34 66c13-53 49-58 59-58 16 0 25 10 25 22 0 36-56 36-70 36z"><text:p/></draw:path><draw:path draw:style-name="gr70" draw:text-style-name="P29" svg:width="0.014cm" svg:height="0.351cm" svg:x="0.302cm" svg:y="0cm" svg:viewBox="0 0 15 352" svg:d="M15 13c0-7 0-13-8-13-7 0-7 6-7 13v326c0 6 0 13 7 13 8 0 8-7 8-13z"><text:p/></draw:path></draw:g></text:p>
          </table:table-cell>
          <table:table-cell table:style-name="Table3.A2" office:value-type="string">
            <text:p text:style-name="P19">2</text:p>
          </table:table-cell>
          <table:table-cell table:style-name="Table3.A2" office:value-type="string">
            <text:p text:style-name="P19">5</text:p>
          </table:table-cell>
          <table:table-cell table:style-name="Table3.D2" office:value-type="string">
            <text:p text:style-name="P19">10</text:p>
          </table:table-cell>
        </table:table-row>
        <table:table-row>
          <table:table-cell table:style-name="Table3.A2" office:value-type="string">
            <text:p text:style-name="P22"><draw:g text:anchor-type="as-char" svg:y="-0.159cm" draw:z-index="10" draw:style-name="gr1"><svg:title>TexMaths</svg:title><svg:desc>8§display§acc§svg§600§FALSE§</svg:desc><draw:polygon draw:style-name="gr71" draw:text-style-name="P28" svg:width="0.488cm" svg:height="0.15cm" svg:x="0cm" svg:y="0.004cm" svg:viewBox="0 0 489 151" draw:points="245,151 0,151 0,0 489,0 489,151"><text:p/></draw:polygon><draw:path draw:style-name="gr72" draw:text-style-name="P29" svg:width="0.161cm" svg:height="0.158cm" svg:x="0.014cm" svg:y="0cm" svg:viewBox="0 0 162 159" svg:d="M118 22c-7-12-17-22-33-22-41 0-85 52-85 103 0 33 19 56 47 56 7 0 25-1 46-26 3 14 15 26 32 26 13 0 21-8 26-19 6-13 11-34 11-35 0-3-3-3-4-3-4 0-4 1-5 6-6 23-13 43-27 43-10 0-11-8-11-16s1-10 5-26c4-14 4-18 7-31l13-49c3-11 3-11 3-12 0-7-4-10-10-10-9 0-15 8-15 15zM94 114c-1 6-1 6-7 13-15 19-29 24-39 24-18 0-23-19-23-32 0-18 11-62 20-78 10-20 26-33 41-33 23 0 28 29 28 31s-1 4-2 6z"><text:p/></draw:path><draw:path draw:style-name="gr73" draw:text-style-name="P29" svg:width="0.137cm" svg:height="0.158cm" svg:x="0.199cm" svg:y="0cm" svg:viewBox="0 0 138 159" svg:d="M126 22c-6 0-11 0-16 5-6 5-7 11-7 14 0 8 7 12 14 12 10 0 20-8 20-23 0-17-17-30-43-30-47 0-94 50-94 100 0 31 21 59 58 59 50 0 80-37 80-41 0-3-3-5-4-5-3 0-3 1-5 4-28 34-67 34-71 34-22 0-32-16-32-38 0-14 8-48 20-70 10-20 30-35 49-35 12 0 26 4 31 14z"><text:p/></draw:path><draw:path draw:style-name="gr74" draw:text-style-name="P29" svg:width="0.137cm" svg:height="0.158cm" svg:x="0.351cm" svg:y="0cm" svg:viewBox="0 0 138 159" svg:d="M126 22c-6 0-11 0-16 5-6 5-7 11-7 14 0 8 7 12 14 12 10 0 20-8 20-23 0-17-17-30-43-30-47 0-94 50-94 100 0 31 21 59 58 59 50 0 80-37 80-41 0-3-3-5-4-5-3 0-4 1-5 4-28 34-67 34-71 34-22 0-32-16-32-38 0-14 8-48 20-70 10-20 30-35 49-35 12 0 26 4 31 14z"><text:p/></draw:path></draw:g></text:p>
          </table:table-cell>
          <table:table-cell table:style-name="Table3.A2" office:value-type="string">
            <text:p text:style-name="P19">0.6</text:p>
          </table:table-cell>
          <table:table-cell table:style-name="Table3.A2" office:value-type="string">
            <text:p text:style-name="P19">0.8</text:p>
          </table:table-cell>
          <table:table-cell table:style-name="Table3.D2" office:value-type="string">
            <text:p text:style-name="P19">1.0</text:p>
          </table:table-cell>
        </table:table-row>
      </table:table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row>
          <table:table-cell table:style-name="Table4.A1" office:value-type="string">
            <text:p text:style-name="P18">Run <text:span text:style-name="T5">I-III</text:span></text:p>
          </table:table-cell>
          <table:table-cell table:style-name="Table4.B1" office:value-type="string">
            <text:p text:style-name="P19"/>
          </table:table-cell>
          <table:table-cell table:style-name="Table4.C1" office:value-type="string">
            <text:p text:style-name="P19"/>
          </table:table-cell>
          <table:table-cell table:style-name="Table4.D1" office:value-type="string">
            <text:p text:style-name="P19"/>
          </table:table-cell>
          <table:table-cell table:style-name="Table4.E1" office:value-type="string">
            <text:p text:style-name="P19"/>
          </table:table-cell>
          <table:table-cell table:style-name="Table4.F1" office:value-type="string">
            <text:p text:style-name="P19"/>
          </table:table-cell>
          <table:table-cell table:style-name="Table4.G1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22"><draw:g text:anchor-type="as-char" svg:y="-0.229cm" draw:z-index="11" draw:style-name="gr1"><svg:title>TexMaths</svg:title><svg:desc>7§display§D(\tau)§svg§600§FALSE§</svg:desc><draw:polygon draw:style-name="gr75" draw:text-style-name="P28" svg:width="0.669cm" svg:height="0.306cm" svg:x="0cm" svg:y="0cm" svg:viewBox="0 0 670 307" draw:points="335,307 0,307 0,0 670,0 670,307"><text:p/></draw:polygon><draw:path draw:style-name="gr76" draw:text-style-name="P29" svg:width="0.235cm" svg:height="0.209cm" svg:x="0.013cm" svg:y="0.02cm" svg:viewBox="0 0 236 210" svg:d="M36 187c-2 11-3 14-28 14-5 0-8 0-8 6 0 3 3 3 8 3h103c64 0 125-65 125-132 0-44-27-78-73-78h-104c-5 0-9 0-9 6 0 4 3 4 9 4 4 0 10 0 14 0 5 0 6 2 6 5 0 1 0 2-1 6zM104 21c2-11 2-11 16-11h33c30 0 56 16 56 56 0 16-7 66-33 100-9 11-33 35-71 35h-35c-4 0-5 0-6 0-4 0-5-1-5-3s0-2 2-8z"><text:p/></draw:path><draw:path draw:style-name="gr77" draw:text-style-name="P29" svg:width="0.071cm" svg:height="0.306cm" svg:x="0.293cm" svg:y="0cm" svg:viewBox="0 0 72 307" svg:d="M72 305c0-1 0-2-6-7-38-39-48-97-48-144 0-53 12-107 50-146 4-3 4-4 4-5 0-2-1-3-3-3-3 0-31 21-49 60-17 34-20 68-20 94 0 24 3 61 20 96 19 38 46 57 49 57 2 0 3 0 3-2z"><text:p/></draw:path><draw:path draw:style-name="gr78" draw:text-style-name="P29" svg:width="0.149cm" svg:height="0.136cm" svg:x="0.39cm" svg:y="0.098cm" svg:viewBox="0 0 150 137" svg:d="M83 18h51c5 0 16 0 16-10 0-8-7-8-13-8h-87c-5 0-18 0-31 15-11 11-19 26-19 27s0 3 3 3 4-1 5-3c16-24 33-24 40-24h25l-30 99c-1 4-3 10-3 12 0 3 2 8 9 8 10 0 12-9 13-13z"><text:p/></draw:path><draw:path draw:style-name="gr79" draw:text-style-name="P29" svg:width="0.071cm" svg:height="0.306cm" svg:x="0.568cm" svg:y="0cm" svg:viewBox="0 0 72 307" svg:d="M72 154c0-24-3-61-20-96-19-38-46-58-49-58-2 0-3 1-3 3 0 1 0 2 6 7 30 31 48 79 48 144 0 52-11 107-50 145-4 4-4 5-4 6 0 2 1 2 3 2 3 0 31-20 49-60 17-33 20-67 20-93z"><text:p/></draw:path></draw:g></text:p>
          </table:table-cell>
          <table:table-cell table:style-name="Table4.B2" office:value-type="string">
            <text:p text:style-name="P19">0.15</text:p>
          </table:table-cell>
          <table:table-cell table:style-name="Table4.C2" office:value-type="string">
            <text:p text:style-name="P24">0.2</text:p>
          </table:table-cell>
          <table:table-cell table:style-name="Table4.D2" office:value-type="string">
            <text:p text:style-name="P19">0.3</text:p>
          </table:table-cell>
          <table:table-cell table:style-name="Table4.E2" office:value-type="string">
            <text:p text:style-name="P24">0.4</text:p>
          </table:table-cell>
          <table:table-cell table:style-name="Table4.F2" office:value-type="string">
            <text:p text:style-name="P19">0.45</text:p>
          </table:table-cell>
          <table:table-cell table:style-name="Table4.G2" office:value-type="string">
            <text:p text:style-name="P19"/>
          </table:table-cell>
        </table:table-row>
        <table:table-row>
          <table:table-cell table:style-name="Table4.A3" office:value-type="string">
            <text:p text:style-name="P18"><draw:g text:anchor-type="as-char" svg:y="-0.263cm" draw:z-index="12" draw:style-name="gr1"><svg:title>TexMaths</svg:title><svg:desc>8§display§|e|§svg§600§FALSE§</svg:desc><draw:polygon draw:style-name="gr80" draw:text-style-name="P28" svg:width="0.357cm" svg:height="0.35cm" svg:x="0cm" svg:y="0.001cm" svg:viewBox="0 0 358 351" draw:points="179,351 0,351 0,0 358,0 358,351"><text:p/></draw:polygon><draw:path draw:style-name="gr81" draw:text-style-name="P29" svg:width="0.014cm" svg:height="0.351cm" svg:x="0.042cm" svg:y="0cm" svg:viewBox="0 0 15 352" svg:d="M15 13c0-7 0-13-8-13-7 0-7 6-7 13v326c0 6 0 13 7 13 8 0 8-7 8-13z"><text:p/></draw:path><draw:path draw:style-name="gr82" draw:text-style-name="P29" svg:width="0.135cm" svg:height="0.159cm" svg:x="0.113cm" svg:y="0.108cm" svg:viewBox="0 0 136 160" svg:d="M50 74c10 0 36 0 54-8 25-10 26-31 26-36 0-16-13-30-37-30-39 0-93 34-93 96 0 36 21 64 55 64 51 0 81-38 81-42 0-2-3-5-5-5s-2 1-4 4c-28 35-66 35-71 35-27 0-30-30-30-41 0-4 0-15 5-37zM34 66c13-53 49-58 59-58 16 0 25 10 25 22 0 36-56 36-70 36z"><text:p/></draw:path><draw:path draw:style-name="gr83" draw:text-style-name="P29" svg:width="0.014cm" svg:height="0.351cm" svg:x="0.302cm" svg:y="0cm" svg:viewBox="0 0 15 352" svg:d="M15 13c0-7 0-13-8-13-7 0-7 6-7 13v326c0 6 0 13 7 13 8 0 8-7 8-13z"><text:p/></draw:path></draw:g></text:p>
          </table:table-cell>
          <table:table-cell table:style-name="Table4.B3" office:value-type="string">
            <text:p text:style-name="P25">2</text:p>
          </table:table-cell>
          <table:table-cell table:style-name="Table4.C3" office:value-type="string">
            <text:p text:style-name="P25">3</text:p>
          </table:table-cell>
          <table:table-cell table:style-name="Table4.D3" office:value-type="string">
            <text:p text:style-name="P25">5</text:p>
          </table:table-cell>
          <table:table-cell table:style-name="Table4.E3" office:value-type="string">
            <text:p text:style-name="P25">7</text:p>
          </table:table-cell>
          <table:table-cell table:style-name="Table4.F3" office:value-type="string">
            <text:p text:style-name="P25">9</text:p>
          </table:table-cell>
          <table:table-cell table:style-name="Table4.G3" office:value-type="string">
            <text:p text:style-name="P25">10</text:p>
          </table:table-cell>
        </table:table-row>
        <table:table-row>
          <table:table-cell table:style-name="Table4.A4" office:value-type="string">
            <text:p text:style-name="P22"><draw:g text:anchor-type="as-char" svg:y="-0.159cm" draw:z-index="13" draw:style-name="gr1"><svg:title>TexMaths</svg:title><svg:desc>8§display§acc§svg§600§FALSE§</svg:desc><draw:polygon draw:style-name="gr84" draw:text-style-name="P28" svg:width="0.488cm" svg:height="0.15cm" svg:x="0cm" svg:y="0.004cm" svg:viewBox="0 0 489 151" draw:points="245,151 0,151 0,0 489,0 489,151"><text:p/></draw:polygon><draw:path draw:style-name="gr85" draw:text-style-name="P29" svg:width="0.161cm" svg:height="0.158cm" svg:x="0.014cm" svg:y="0cm" svg:viewBox="0 0 162 159" svg:d="M118 22c-7-12-17-22-33-22-41 0-85 52-85 103 0 33 19 56 47 56 7 0 25-1 46-26 3 14 15 26 32 26 13 0 21-8 26-19 6-13 11-34 11-35 0-3-3-3-4-3-4 0-4 1-5 6-6 23-13 43-27 43-10 0-11-8-11-16s1-10 5-26c4-14 4-18 7-31l13-49c3-11 3-11 3-12 0-7-4-10-10-10-9 0-15 8-15 15zM94 114c-1 6-1 6-7 13-15 19-29 24-39 24-18 0-23-19-23-32 0-18 11-62 20-78 10-20 26-33 41-33 23 0 28 29 28 31s-1 4-2 6z"><text:p/></draw:path><draw:path draw:style-name="gr86" draw:text-style-name="P29" svg:width="0.137cm" svg:height="0.158cm" svg:x="0.199cm" svg:y="0cm" svg:viewBox="0 0 138 159" svg:d="M126 22c-6 0-11 0-16 5-6 5-7 11-7 14 0 8 7 12 14 12 10 0 20-8 20-23 0-17-17-30-43-30-47 0-94 50-94 100 0 31 21 59 58 59 50 0 80-37 80-41 0-3-3-5-4-5-3 0-3 1-5 4-28 34-67 34-71 34-22 0-32-16-32-38 0-14 8-48 20-70 10-20 30-35 49-35 12 0 26 4 31 14z"><text:p/></draw:path><draw:path draw:style-name="gr87" draw:text-style-name="P29" svg:width="0.137cm" svg:height="0.158cm" svg:x="0.351cm" svg:y="0cm" svg:viewBox="0 0 138 159" svg:d="M126 22c-6 0-11 0-16 5-6 5-7 11-7 14 0 8 7 12 14 12 10 0 20-8 20-23 0-17-17-30-43-30-47 0-94 50-94 100 0 31 21 59 58 59 50 0 80-37 80-41 0-3-3-5-4-5-3 0-4 1-5 4-28 34-67 34-71 34-22 0-32-16-32-38 0-14 8-48 20-70 10-20 30-35 49-35 12 0 26 4 31 14z"><text:p/></draw:path></draw:g></text:p>
          </table:table-cell>
          <table:table-cell table:style-name="Table4.B4" office:value-type="string">
            <text:p text:style-name="P19">0.6</text:p>
          </table:table-cell>
          <table:table-cell table:style-name="Table4.C4" office:value-type="string">
            <text:p text:style-name="P24">0.8</text:p>
          </table:table-cell>
          <table:table-cell table:style-name="Table4.D4" office:value-type="string">
            <text:p text:style-name="P24">1.0</text:p>
          </table:table-cell>
          <table:table-cell table:style-name="Table4.E4" office:value-type="string">
            <text:p text:style-name="P19"/>
          </table:table-cell>
          <table:table-cell table:style-name="Table4.F4" office:value-type="string">
            <text:p text:style-name="P19"/>
          </table:table-cell>
          <table:table-cell table:style-name="Table4.G4" office:value-type="string">
            <text:p text:style-name="P1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30:13.134170533</meta:creation-date>
    <dc:date>2017-10-11T11:15:05.437049165</dc:date>
    <meta:editing-duration>PT22M45S</meta:editing-duration>
    <meta:editing-cycles>12</meta:editing-cycles>
    <meta:generator>LibreOffice/5.3.5.2$Linux_X86_64 LibreOffice_project/30m0$Build-2</meta:generator>
    <meta:document-statistic meta:table-count="4" meta:image-count="0" meta:object-count="0" meta:page-count="2" meta:paragraph-count="86" meta:word-count="178" meta:character-count="997" meta:non-whitespace-character-count="900"/>
  </office:meta>
</office:document-meta>
</file>